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540ef" officeooo:paragraph-rsid="000540ef"/>
    </style:style>
    <style:style style:name="P2" style:family="paragraph" style:parent-style-name="Footer">
      <style:text-properties officeooo:rsid="000540ef" officeooo:paragraph-rsid="000540ef"/>
    </style:style>
    <style:style style:name="P3" style:family="paragraph" style:parent-style-name="Contents_20_1">
      <style:paragraph-properties>
        <style:tab-stops>
          <style:tab-stop style:position="18.6cm" style:type="right" style:leader-style="dotted" style:leader-text="."/>
        </style:tab-stops>
      </style:paragraph-properties>
    </style:style>
    <style:style style:name="P4" style:family="paragraph" style:parent-style-name="Contents_20_2">
      <style:paragraph-properties>
        <style:tab-stops>
          <style:tab-stop style:position="18.6cm" style:type="right" style:leader-style="dotted" style:leader-text="."/>
        </style:tab-stops>
      </style:paragraph-properties>
    </style:style>
    <style:style style:name="P5" style:family="paragraph" style:parent-style-name="Preformatted_20_Text">
      <style:paragraph-properties fo:break-before="page"/>
    </style:style>
    <style:style style:name="P6" style:family="paragraph" style:parent-style-name="Preformatted_20_Text">
      <style:paragraph-properties fo:line-height="115%" fo:text-align="center" style:justify-single-word="false" fo:break-before="page"/>
      <style:text-properties style:font-name="Verdana" fo:font-size="12pt" style:text-underline-style="solid" style:text-underline-width="auto" style:text-underline-color="font-color" fo:font-weight="normal" officeooo:rsid="000c11e2" officeooo:paragraph-rsid="000c11e2" style:font-name-asian="NSimSun" style:font-size-asian="10.5pt" style:font-weight-asian="normal" style:font-name-complex="Liberation Mono" style:font-size-complex="12pt" style:font-weight-complex="normal"/>
    </style:style>
    <style:style style:name="P7" style:family="paragraph" style:parent-style-name="Preformatted_20_Text">
      <style:text-properties fo:font-weight="bold" officeooo:rsid="0005caad" officeooo:paragraph-rsid="0005caad" style:font-weight-asian="bold" style:font-weight-complex="bold"/>
    </style:style>
    <style:style style:name="P8" style:family="paragraph" style:parent-style-name="Preformatted_20_Text">
      <style:text-properties fo:font-weight="bold" officeooo:rsid="000c11e2" officeooo:paragraph-rsid="000c11e2" style:font-weight-asian="bold" style:font-weight-complex="bold"/>
    </style:style>
    <style:style style:name="P9" style:family="paragraph" style:parent-style-name="Preformatted_20_Text">
      <style:text-properties fo:font-weight="bold" officeooo:rsid="000c11e2" officeooo:paragraph-rsid="000c2f72" style:font-weight-asian="bold" style:font-weight-complex="bold"/>
    </style:style>
    <style:style style:name="P10" style:family="paragraph" style:parent-style-name="Preformatted_20_Text">
      <style:text-properties fo:font-weight="bold" officeooo:rsid="000c11e2" officeooo:paragraph-rsid="000ca4a3" style:font-weight-asian="bold" style:font-weight-complex="bold"/>
    </style:style>
    <style:style style:name="P11" style:family="paragraph" style:parent-style-name="Preformatted_20_Text">
      <style:paragraph-properties fo:line-height="115%" fo:text-align="justify" style:justify-single-word="false"/>
      <style:text-properties style:font-name="Verdana" fo:font-size="12pt" style:text-underline-style="solid" style:text-underline-width="auto" style:text-underline-color="font-color" fo:font-weight="normal" officeooo:rsid="000c2f72" officeooo:paragraph-rsid="000c2f72" style:font-name-asian="NSimSun" style:font-size-asian="10.5pt" style:font-weight-asian="normal" style:font-name-complex="Liberation Mono" style:font-size-complex="12pt" style:font-weight-complex="normal"/>
    </style:style>
    <style:style style:name="P12" style:family="paragraph" style:parent-style-name="Preformatted_20_Text">
      <style:paragraph-properties fo:line-height="115%" fo:text-align="justify" style:justify-single-word="false"/>
      <style:text-properties style:font-name="Verdana" fo:font-size="10pt" style:text-underline-style="none" fo:font-weight="normal" officeooo:rsid="000c2f72" officeooo:paragraph-rsid="000c2f72" style:font-name-asian="NSimSun" style:font-size-asian="8.75pt" style:font-weight-asian="normal" style:font-name-complex="Liberation Mono" style:font-size-complex="10pt" style:font-weight-complex="normal"/>
    </style:style>
    <style:style style:name="P13" style:family="paragraph" style:parent-style-name="Preformatted_20_Text">
      <style:paragraph-properties fo:line-height="115%" fo:text-align="justify" style:justify-single-word="false"/>
      <style:text-properties style:font-name="Verdana" fo:font-size="10pt" style:text-underline-style="none" fo:font-weight="bold" officeooo:rsid="000c2f72" officeooo:paragraph-rsid="000c2f72" style:font-name-asian="NSimSun" style:font-size-asian="8.75pt" style:font-weight-asian="bold" style:font-name-complex="Liberation Mono" style:font-size-complex="10pt" style:font-weight-complex="bold"/>
    </style:style>
    <style:style style:name="P14" style:family="paragraph" style:parent-style-name="Preformatted_20_Text">
      <style:paragraph-properties fo:line-height="115%" fo:text-align="justify" style:justify-single-word="false"/>
      <style:text-properties style:font-name="Verdana" fo:font-size="10pt" style:text-underline-style="none" fo:font-weight="bold" officeooo:rsid="000ca4a3" officeooo:paragraph-rsid="000ca4a3" style:font-name-asian="NSimSun" style:font-size-asian="8.75pt" style:font-weight-asian="bold" style:font-name-complex="Liberation Mono" style:font-size-complex="10pt" style:font-weight-complex="bold"/>
    </style:style>
    <style:style style:name="P15" style:family="paragraph" style:parent-style-name="Preformatted_20_Text">
      <style:paragraph-properties fo:line-height="115%" fo:text-align="justify" style:justify-single-word="false"/>
      <style:text-properties style:font-name="Verdana" fo:font-size="10pt" fo:font-weight="normal" officeooo:rsid="000b3992" officeooo:paragraph-rsid="000b3992" style:font-name-asian="NSimSun" style:font-size-asian="10pt" style:font-weight-asian="normal" style:font-name-complex="Liberation Mono" style:font-size-complex="10pt" style:font-weight-complex="normal"/>
    </style:style>
    <style:style style:name="P16" style:family="paragraph" style:parent-style-name="Preformatted_20_Text">
      <style:paragraph-properties fo:line-height="115%" fo:text-align="center" style:justify-single-word="false"/>
      <style:text-properties style:font-name="Verdana" fo:font-size="24pt" style:text-underline-style="solid" style:text-underline-width="auto" style:text-underline-color="font-color" fo:font-weight="normal" officeooo:rsid="000e31a3" officeooo:paragraph-rsid="000e31a3" style:font-name-asian="NSimSun" style:font-size-asian="21pt" style:font-weight-asian="normal" style:font-name-complex="Liberation Mono" style:font-size-complex="24pt" style:font-weight-complex="normal"/>
    </style:style>
    <style:style style:name="P17" style:family="paragraph" style:parent-style-name="Preformatted_20_Text">
      <style:paragraph-properties fo:line-height="115%" fo:text-align="justify" style:justify-single-word="false"/>
      <style:text-properties officeooo:paragraph-rsid="000e31a3"/>
    </style:style>
    <style:style style:name="P18" style:family="paragraph" style:parent-style-name="Preformatted_20_Text">
      <style:text-properties officeooo:paragraph-rsid="000c2f72"/>
    </style:style>
    <style:style style:name="P19" style:family="paragraph" style:parent-style-name="Preformatted_20_Text">
      <style:text-properties fo:font-size="9pt" style:font-size-asian="9pt" style:font-size-complex="9pt"/>
    </style:style>
    <style:style style:name="P20" style:family="paragraph" style:parent-style-name="Preformatted_20_Text">
      <style:text-properties officeooo:paragraph-rsid="000ca4a3"/>
    </style:style>
    <style:style style:name="P21" style:family="paragraph" style:parent-style-name="Preformatted_20_Text">
      <style:paragraph-properties fo:line-height="115%" fo:text-align="justify" style:justify-single-word="false"/>
      <style:text-properties fo:font-size="10pt" officeooo:paragraph-rsid="00184d45" style:font-size-asian="10pt" style:font-size-complex="10pt"/>
    </style:style>
    <style:style style:name="P22" style:family="paragraph" style:parent-style-name="Preformatted_20_Text">
      <style:text-properties officeooo:paragraph-rsid="001c2d14"/>
    </style:style>
    <style:style style:name="P23" style:family="paragraph" style:parent-style-name="Preformatted_20_Text">
      <style:text-properties officeooo:rsid="001c2d14" officeooo:paragraph-rsid="001c2d14"/>
    </style:style>
    <style:style style:name="P24" style:family="paragraph" style:parent-style-name="Preformatted_20_Text">
      <style:paragraph-properties fo:margin-top="0cm" fo:margin-bottom="0.499cm" style:contextual-spacing="false"/>
    </style:style>
    <style:style style:name="P25" style:family="paragraph" style:parent-style-name="Preformatted_20_Text">
      <style:paragraph-properties fo:margin-top="0cm" fo:margin-bottom="0.499cm" style:contextual-spacing="false"/>
      <style:text-properties fo:font-weight="bold" officeooo:rsid="000c11e2" officeooo:paragraph-rsid="000cd3d4" style:font-weight-asian="bold" style:font-weight-complex="bold"/>
    </style:style>
    <style:style style:name="P26" style:family="paragraph" style:parent-style-name="Standard">
      <style:paragraph-properties fo:line-height="115%" fo:text-align="justify" style:justify-single-word="false"/>
      <style:text-properties style:font-name="Verdana" fo:font-size="10pt" fo:font-weight="bold" officeooo:rsid="0005caad" officeooo:paragraph-rsid="0005caad" style:font-size-asian="10pt" style:font-weight-asian="bold" style:font-size-complex="10pt" style:font-weight-complex="bold"/>
    </style:style>
    <style:style style:name="P27" style:family="paragraph" style:parent-style-name="Standard">
      <style:paragraph-properties fo:line-height="115%" fo:text-align="justify" style:justify-single-word="false"/>
      <style:text-properties style:font-name="Verdana" fo:font-size="10pt" fo:font-weight="normal" officeooo:rsid="000673b0" officeooo:paragraph-rsid="000673b0" style:font-size-asian="10pt" style:font-weight-asian="normal" style:font-size-complex="10pt" style:font-weight-complex="normal"/>
    </style:style>
    <style:style style:name="P28" style:family="paragraph" style:parent-style-name="Standard">
      <style:paragraph-properties fo:line-height="115%" fo:text-align="justify" style:justify-single-word="false"/>
      <style:text-properties style:font-name="Verdana" fo:font-size="10pt" fo:font-weight="normal" officeooo:rsid="000673b0" officeooo:paragraph-rsid="0010db29" style:font-size-asian="10pt" style:font-weight-asian="normal" style:font-size-complex="10pt" style:font-weight-complex="normal"/>
    </style:style>
    <style:style style:name="P29" style:family="paragraph" style:parent-style-name="Standard">
      <style:paragraph-properties fo:line-height="115%" fo:text-align="justify" style:justify-single-word="false"/>
      <style:text-properties style:font-name="Verdana" fo:font-size="10pt" fo:font-weight="normal" officeooo:rsid="00083eac" officeooo:paragraph-rsid="00083eac" style:font-size-asian="10pt" style:font-weight-asian="normal" style:font-size-complex="10pt" style:font-weight-complex="normal"/>
    </style:style>
    <style:style style:name="P30" style:family="paragraph" style:parent-style-name="Standard">
      <style:paragraph-properties fo:line-height="115%" fo:text-align="justify" style:justify-single-word="false"/>
      <style:text-properties style:font-name="Verdana" fo:font-size="10pt" fo:font-weight="normal" officeooo:rsid="00083eac" officeooo:paragraph-rsid="0010db29" style:font-size-asian="10pt" style:font-weight-asian="normal" style:font-size-complex="10pt" style:font-weight-complex="normal"/>
    </style:style>
    <style:style style:name="P31" style:family="paragraph" style:parent-style-name="Standard">
      <style:paragraph-properties fo:line-height="115%" fo:text-align="justify" style:justify-single-word="false"/>
      <style:text-properties style:font-name="Verdana" fo:font-size="10pt" fo:font-weight="normal" officeooo:rsid="00083eac" officeooo:paragraph-rsid="001299a0" style:font-size-asian="10pt" style:font-weight-asian="normal" style:font-size-complex="10pt" style:font-weight-complex="normal"/>
    </style:style>
    <style:style style:name="P32" style:family="paragraph" style:parent-style-name="Standard">
      <style:paragraph-properties fo:line-height="115%" fo:text-align="justify" style:justify-single-word="false"/>
      <style:text-properties style:font-name="Verdana" fo:font-size="10pt" fo:font-weight="normal" officeooo:rsid="001660ea" officeooo:paragraph-rsid="00184d45" style:font-size-asian="10pt" style:font-weight-asian="normal" style:font-size-complex="10pt" style:font-weight-complex="normal"/>
    </style:style>
    <style:style style:name="P33" style:family="paragraph" style:parent-style-name="Standard">
      <style:paragraph-properties fo:line-height="115%" fo:text-align="justify" style:justify-single-word="false"/>
      <style:text-properties style:font-name="Verdana" fo:font-size="10pt" fo:font-weight="normal" officeooo:rsid="001660ea" officeooo:paragraph-rsid="001c2d14" style:font-size-asian="10pt" style:font-weight-asian="normal" style:font-size-complex="10pt" style:font-weight-complex="normal"/>
    </style:style>
    <style:style style:name="P34" style:family="paragraph" style:parent-style-name="Standard">
      <style:paragraph-properties fo:line-height="115%" fo:text-align="justify" style:justify-single-word="false"/>
      <style:text-properties style:font-name="Verdana" fo:font-size="10pt" fo:font-style="italic" fo:font-weight="normal" officeooo:paragraph-rsid="000e31a3" style:font-size-asian="10pt" style:font-style-asian="italic" style:font-weight-asian="normal" style:font-size-complex="10pt" style:font-style-complex="italic" style:font-weight-complex="normal"/>
    </style:style>
    <style:style style:name="P35" style:family="paragraph" style:parent-style-name="Standard">
      <style:paragraph-properties fo:line-height="115%" fo:text-align="justify" style:justify-single-word="false"/>
      <style:text-properties fo:font-style="italic" fo:font-weight="normal" officeooo:paragraph-rsid="000e31a3" style:font-style-asian="italic" style:font-weight-asian="normal" style:font-style-complex="italic" style:font-weight-complex="normal"/>
    </style:style>
    <style:style style:name="P36" style:family="paragraph" style:parent-style-name="Text_20_body">
      <style:text-properties style:font-name="Liberation Mono" fo:font-size="10pt" fo:font-weight="bold" style:font-size-asian="10pt" style:font-weight-asian="bold" style:font-size-complex="10pt" style:font-weight-complex="bold"/>
    </style:style>
    <style:style style:name="P37" style:family="paragraph" style:parent-style-name="Heading_20_1">
      <style:paragraph-properties fo:break-before="page"/>
    </style:style>
    <style:style style:name="P38" style:family="paragraph" style:parent-style-name="Heading_20_2" style:list-style-name="">
      <style:text-properties officeooo:paragraph-rsid="000e31a3"/>
    </style:style>
    <style:style style:name="P39" style:family="paragraph" style:parent-style-name="Heading_20_2">
      <style:paragraph-properties fo:break-before="page"/>
    </style:style>
    <style:style style:name="P40" style:family="paragraph" style:parent-style-name="Preformatted_20_Text">
      <style:paragraph-properties fo:break-before="page"/>
    </style:style>
    <style:style style:name="P41" style:family="paragraph" style:parent-style-name="Preformatted_20_Text">
      <style:paragraph-properties fo:break-before="page"/>
      <style:text-properties fo:font-size="8.5pt" style:font-size-asian="8.5pt" style:font-size-complex="8.5pt"/>
    </style:style>
    <style:style style:name="P42" style:family="paragraph" style:parent-style-name="Preformatted_20_Text">
      <style:paragraph-properties fo:break-before="page"/>
      <style:text-properties officeooo:paragraph-rsid="0005caad"/>
    </style:style>
    <style:style style:name="P43" style:family="paragraph" style:parent-style-name="Preformatted_20_Text">
      <style:paragraph-properties fo:break-before="page"/>
      <style:text-properties officeooo:paragraph-rsid="001c2d14"/>
    </style:style>
    <style:style style:name="P44" style:family="paragraph" style:parent-style-name="Preformatted_20_Text">
      <style:text-properties fo:font-size="9pt" style:font-size-asian="9pt" style:font-size-complex="9pt"/>
    </style:style>
    <style:style style:name="P45" style:family="paragraph" style:parent-style-name="Preformatted_20_Text">
      <style:text-properties fo:font-size="8.5pt" style:font-size-asian="8.5pt" style:font-size-complex="8.5pt"/>
    </style:style>
    <style:style style:name="P46" style:family="paragraph" style:parent-style-name="Preformatted_20_Text">
      <style:text-properties officeooo:paragraph-rsid="0005caad"/>
    </style:style>
    <style:style style:name="P47" style:family="paragraph" style:parent-style-name="Preformatted_20_Text">
      <style:text-properties officeooo:paragraph-rsid="001c2d14"/>
    </style:style>
    <style:style style:name="T1" style:family="text">
      <style:text-properties officeooo:rsid="000edabb"/>
    </style:style>
    <style:style style:name="T2" style:family="text">
      <style:text-properties officeooo:rsid="0005caad"/>
    </style:style>
    <style:style style:name="T3" style:family="text">
      <style:text-properties officeooo:rsid="000673b0"/>
    </style:style>
    <style:style style:name="T4" style:family="text">
      <style:text-properties officeooo:rsid="00083eac"/>
    </style:style>
    <style:style style:name="T5" style:family="text">
      <style:text-properties fo:font-weight="normal" style:font-weight-asian="normal" style:font-weight-complex="normal"/>
    </style:style>
    <style:style style:name="T6" style:family="text">
      <style:text-properties fo:font-weight="normal" officeooo:rsid="001660ea" style:font-weight-asian="normal" style:font-weight-complex="normal"/>
    </style:style>
    <style:style style:name="T7" style:family="text">
      <style:text-properties fo:font-weight="normal" officeooo:rsid="00184d45" style:font-weight-asian="normal" style:font-weight-complex="normal"/>
    </style:style>
    <style:style style:name="T8" style:family="text">
      <style:text-properties officeooo:rsid="00092b8d"/>
    </style:style>
    <style:style style:name="T9" style:family="text">
      <style:text-properties fo:color="#000000" loext:opacity="100%"/>
    </style:style>
    <style:style style:name="T10" style:family="text">
      <style:text-properties fo:color="#000000" loext:opacity="100%" style:font-name="Verdana" fo:font-size="10pt" style:font-size-asian="10pt" style:font-size-complex="10pt"/>
    </style:style>
    <style:style style:name="T11" style:family="text">
      <style:text-properties fo:color="#000000" loext:opacity="100%" style:font-name="Verdana" fo:font-size="10pt" officeooo:rsid="0005caad" style:font-size-asian="10pt" style:font-size-complex="10pt"/>
    </style:style>
    <style:style style:name="T12" style:family="text">
      <style:text-properties fo:color="#000000" loext:opacity="100%" officeooo:rsid="0005caad"/>
    </style:style>
    <style:style style:name="T13" style:family="text">
      <style:text-properties fo:font-weight="bold" style:font-weight-asian="bold" style:font-weight-complex="bold"/>
    </style:style>
    <style:style style:name="T14" style:family="text">
      <style:text-properties fo:font-weight="bold" officeooo:rsid="000d4e17" style:font-weight-asian="bold" style:font-weight-complex="bold"/>
    </style:style>
    <style:style style:name="T15" style:family="text">
      <style:text-properties fo:font-weight="bold" officeooo:rsid="001c2d14" style:font-weight-asian="bold" style:font-weight-complex="bold"/>
    </style:style>
    <style:style style:name="T16" style:family="text">
      <style:text-properties fo:font-weight="bold" officeooo:rsid="001d24f6" style:font-weight-asian="bold" style:font-weight-complex="bold"/>
    </style:style>
    <style:style style:name="T17" style:family="text">
      <style:text-properties fo:font-weight="bold" officeooo:rsid="000d4e17" style:font-name-asian="NSimSun" style:font-weight-asian="bold" style:font-name-complex="Liberation Mono" style:font-weight-complex="bold"/>
    </style:style>
    <style:style style:name="T18" style:family="text">
      <style:text-properties style:font-name="Verdana" fo:font-weight="normal" officeooo:rsid="000b3992" style:font-name-asian="NSimSun" style:font-weight-asian="normal" style:font-name-complex="Liberation Mono" style:font-weight-complex="normal"/>
    </style:style>
    <style:style style:name="T19" style:family="text">
      <style:text-properties style:font-name="Verdana" fo:font-weight="normal" officeooo:rsid="000a07a1" style:font-name-asian="NSimSun" style:font-weight-asian="normal" style:font-name-complex="Liberation Mono" style:font-weight-complex="normal"/>
    </style:style>
    <style:style style:name="T20" style:family="text">
      <style:text-properties style:font-name="Verdana" fo:font-weight="normal" officeooo:rsid="00157165" style:font-name-asian="NSimSun" style:font-weight-asian="normal" style:font-name-complex="Liberation Mono" style:font-weight-complex="normal"/>
    </style:style>
    <style:style style:name="T21" style:family="text">
      <style:text-properties style:font-name="Verdana" fo:font-weight="normal" officeooo:rsid="0010db29" style:font-name-asian="NSimSun" style:font-weight-asian="normal" style:font-name-complex="Liberation Mono" style:font-weight-complex="normal"/>
    </style:style>
    <style:style style:name="T22" style:family="text">
      <style:text-properties style:font-name="Verdana" fo:font-weight="normal" officeooo:rsid="001fd6c8" style:font-name-asian="NSimSun" style:font-weight-asian="normal" style:font-name-complex="Liberation Mono" style:font-weight-complex="normal"/>
    </style:style>
    <style:style style:name="T23" style:family="text">
      <style:text-properties style:font-name="Verdana" fo:font-weight="bold" officeooo:rsid="000b3992" style:font-name-asian="NSimSun" style:font-weight-asian="bold" style:font-name-complex="Liberation Mono" style:font-weight-complex="bold"/>
    </style:style>
    <style:style style:name="T24" style:family="text">
      <style:text-properties style:font-name="Verdana" fo:font-weight="bold" officeooo:rsid="000d4e17" style:font-name-asian="NSimSun" style:font-weight-asian="bold" style:font-name-complex="Liberation Mono" style:font-weight-complex="bold"/>
    </style:style>
    <style:style style:name="T25" style:family="text">
      <style:text-properties officeooo:rsid="000b3992"/>
    </style:style>
    <style:style style:name="T26" style:family="text">
      <style:text-properties officeooo:rsid="000c2f72"/>
    </style:style>
    <style:style style:name="T27" style:family="text">
      <style:text-properties style:font-name="Liberation Mono" fo:font-size="10pt" style:font-name-asian="NSimSun" style:font-size-asian="10pt" style:font-name-complex="Liberation Mono" style:font-size-complex="10pt"/>
    </style:style>
    <style:style style:name="T28" style:family="text">
      <style:text-properties style:font-name="Liberation Mono" fo:font-size="10pt" officeooo:rsid="000c2f72" style:font-name-asian="NSimSun" style:font-size-asian="10pt" style:font-name-complex="Liberation Mono" style:font-size-complex="10pt"/>
    </style:style>
    <style:style style:name="T29" style:family="text">
      <style:text-properties style:font-name="Liberation Mono" fo:font-size="10pt" officeooo:rsid="000ca4a3" style:font-name-asian="NSimSun" style:font-size-asian="10pt" style:font-name-complex="Liberation Mono" style:font-size-complex="10pt"/>
    </style:style>
    <style:style style:name="T30" style:family="text">
      <style:text-properties style:font-name="Liberation Mono" fo:font-size="10pt" officeooo:rsid="000cd3d4" style:font-name-asian="NSimSun" style:font-size-asian="10pt" style:font-name-complex="Liberation Mono" style:font-size-complex="10pt"/>
    </style:style>
    <style:style style:name="T31" style:family="text">
      <style:text-properties officeooo:rsid="000ca4a3"/>
    </style:style>
    <style:style style:name="T32" style:family="text">
      <style:text-properties officeooo:rsid="000cd3d4"/>
    </style:style>
    <style:style style:name="T33" style:family="text">
      <style:text-properties officeooo:rsid="000d4e17"/>
    </style:style>
    <style:style style:name="T34" style:family="text">
      <style:text-properties officeooo:rsid="0010a3dc"/>
    </style:style>
    <style:style style:name="T35" style:family="text">
      <style:text-properties officeooo:rsid="0010db29"/>
    </style:style>
    <style:style style:name="T36" style:family="text">
      <style:text-properties officeooo:rsid="001299a0"/>
    </style:style>
    <style:style style:name="T37" style:family="text">
      <style:text-properties officeooo:rsid="000a07a1"/>
    </style:style>
    <style:style style:name="T38" style:family="text">
      <style:text-properties officeooo:rsid="00184d45"/>
    </style:style>
    <style:style style:name="T39" style:family="text">
      <style:text-properties officeooo:rsid="000b3992" style:font-name-asian="NSimSun" style:font-name-complex="Liberation Mono"/>
    </style:style>
    <style:style style:name="T40" style:family="text">
      <style:text-properties officeooo:rsid="001299a0" style:font-name-asian="NSimSun" style:font-name-complex="Liberation Mono"/>
    </style:style>
    <style:style style:name="T41" style:family="text">
      <style:text-properties officeooo:rsid="00184d45" style:font-name-asian="NSimSun" style:font-name-complex="Liberation Mono"/>
    </style:style>
    <style:style style:name="T42" style:family="text">
      <style:text-properties officeooo:rsid="001ad669"/>
    </style:style>
    <style:style style:name="T43" style:family="text">
      <style:text-properties officeooo:rsid="001c2d14"/>
    </style:style>
    <style:style style:name="T44" style:family="text">
      <style:text-properties officeooo:rsid="001fd6c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16">Assignment 1 Report</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442_1082485355" text:style-name="Index_20_Link" text:visited-style-name="Index_20_Link">Question Responses<text:tab/>1</text:a></text:p>
          <text:p text:style-name="P4"><text:a xlink:type="simple" xlink:href="#__RefHeading___Toc444_1082485355" text:style-name="Index_20_Link" text:visited-style-name="Index_20_Link">Question 3<text:tab/>1</text:a></text:p>
          <text:p text:style-name="P4"><text:a xlink:type="simple" xlink:href="#__RefHeading___Toc446_1082485355" text:style-name="Index_20_Link" text:visited-style-name="Index_20_Link">Question 4<text:tab/>2</text:a></text:p>
          <text:p text:style-name="P3"><text:a xlink:type="simple" xlink:href="#__RefHeading___Toc1285_3668058981" text:style-name="Index_20_Link" text:visited-style-name="Index_20_Link">Data Obtained From Code Output<text:tab/>2</text:a></text:p>
          <text:p text:style-name="P3"><text:a xlink:type="simple" xlink:href="#__RefHeading___Toc450_1082485355" text:style-name="Index_20_Link" text:visited-style-name="Index_20_Link">Glossary<text:tab/>11</text:a></text:p>
        </text:index-body>
      </text:table-of-content>
      <text:h text:style-name="Heading_20_1" text:outline-level="1"/>
      <text:h text:style-name="Heading_20_1" text:outline-level="1"><text:bookmark-start text:name="__RefHeading___Toc442_1082485355"/><text:span text:style-name="T2">Q</text:span>uestion Responses<text:bookmark-end text:name="__RefHeading___Toc442_1082485355"/></text:h>
      <text:h text:style-name="Heading_20_2" text:outline-level="2"><text:bookmark-start text:name="__RefHeading___Toc444_1082485355"/>Question 3<text:bookmark-end text:name="__RefHeading___Toc444_1082485355"/></text:h>
      <text:p text:style-name="P35"><text:span text:style-name="T10">Implement a kernel density estimate (KDE) naive Bayes classifier and compare its performance to the Gaussian naive Bayes classifier. Recall that KDE has kernel bandwidth as a free parameter – you can choose an arbitrary value for this, but a value in the range 5-25 is recommended. Discuss any differences you observe between the Gaussian and KDE naive Bayes classifiers. (As with the Gaussian naive Bayes, this KDE naive Bayes implementation should be your own </text:span><text:span text:style-name="T11">and should not just call a pre-existing function.)</text:span></text:p>
      <text:p text:style-name="P26"/>
      <text:p text:style-name="P28">The KDE Naive Bayes classifier with kernel bandwidth <text:span text:style-name="T4">(KB) </text:span>of 5 performed better than the Gaussian Naive Bayes classifier with respective accuracy scores of 0.767 and 0.716 <text:span text:style-name="T14">(Figure 2) </text:span>and when using the whole data set <text:span text:style-name="T35">(including training set)</text:span> for testing the scores were 0.905 and 0.73<text:span text:style-name="T44">7</text:span> <text:span text:style-name="T35">respectively</text:span> <text:span text:style-name="T14">(Figure 4)</text:span>. <text:span text:style-name="T35">This seems to suggest the KDE approach is more likely to over fit to the training data.</text:span></text:p>
      <text:p text:style-name="P27"/>
      <text:p text:style-name="P31">Moreover, the choice of KB<text:span text:style-name="T3"> </text:span>has a considerable impact on the performance of the KDE method <text:span text:style-name="T35">with</text:span> a KB between 4 and 28 <text:span text:style-name="T35">making</text:span> it to perform better than the Gaussian technique with <text:span text:style-name="T35">a</text:span> KB equal to 10 giving the best performance <text:span text:style-name="T14">(Figure 6)</text:span>. Conversely, other choices made in perform worse such as a KB of 1 or 50 giving it a score around 60% and extreme <text:span text:style-name="T35">values</text:span> <text:span text:style-name="T35">like</text:span> 200 drastically lower<text:span text:style-name="T35">ed the</text:span> performance to 0.2<text:span text:style-name="T44">76</text:span> <text:span text:style-name="T14">(Figure 6)</text:span>.</text:p>
      <text:p text:style-name="P29"/>
      <text:p text:style-name="P30">This <text:span text:style-name="T35">is a disadvantage of the KDE classifier as the arbitrary choice of the KB has a </text:span>moderate influence on the accuracy score. <text:span text:style-name="T8">The Gaussian classifier can be run without this problem. However, the choice of KB does not strongly lower performance until very large values are taken and nor does it really on the assumption of a Gaussian distribution. If an appropriate KB can be picked, the KDE classifier </text:span><text:span text:style-name="T35">will tend to</text:span><text:span text:style-name="T8"> perform better than the Gaussian classifier, </text:span><text:span text:style-name="T42">although KDE Naive Bayes is considerably computationally more expensive than Gaussian Naive Bayes.</text:span></text:p>
      <text:h text:style-name="P38" text:outline-level="2"/>
      <text:h text:style-name="P39" text:outline-level="2"><text:bookmark-start text:name="__RefHeading___Toc446_1082485355"/>Question 4<text:bookmark-end text:name="__RefHeading___Toc446_1082485355"/></text:h>
      <text:p text:style-name="P34"><text:span text:style-name="T9">Instead of using an arbitrary kernel bandwidth for the KDE naive Bayes classifier, use random hold-out or cross-validation to choose the kernel bandwidth. Discuss how this changes the </text:span><text:span text:style-name="T12">model performance compared to using an arbitrary kernel bandwidth.</text:span></text:p>
      <text:p text:style-name="P26"/>
      <text:p text:style-name="P33">Cross-validation <text:span text:style-name="T37">was </text:span>used<text:span text:style-name="T37"> to select the kernel bandwidth (KB) </text:span><text:span text:style-name="T43">with random shuffling of instances done to increase class diversity </text:span>within each partition <text:span text:style-name="T43">as they are initially ordered </text:span><text:span text:style-name="T37">alphabetically </text:span><text:span text:style-name="T43">and this improves the selection process for KB (</text:span><text:span text:style-name="T16">Compare </text:span><text:span text:style-name="T15">Figure </text:span><text:span text:style-name="T16">7 and Figure </text:span><text:span text:style-name="T15">8</text:span><text:span text:style-name="T43">).</text:span><text:span text:style-name="T37"> </text:span><text:span text:style-name="T43">Compared to an </text:span><text:span text:style-name="T37">arbitrary </text:span><text:span text:style-name="T43">selection of KB, this method</text:span><text:span text:style-name="T37"> did considerably improve the performance of the </text:span><text:span text:style-name="T43">classifier.</text:span></text:p>
      <text:p text:style-name="P32"/>
      <text:p text:style-name="P32"><text:span text:style-name="T37">In question three, it was found that altering the KB has a profound impact on the accuracy score, especially when selecting extreme values such as 200</text:span><text:span text:style-name="T36">.</text:span><text:span text:style-name="T37"> </text:span><text:span text:style-name="T33">(</text:span><text:span text:style-name="T14">Figure 6)</text:span><text:span text:style-name="T37">. Conversely, using randomized cross-validation allowed the KDE method to maintain </text:span><text:span text:style-name="T36">a high accuracy score of 0.759, 0.767 or 0.776 over</text:span><text:span text:style-name="T37"> </text:span><text:span text:style-name="T25">varying number</text:span><text:span text:style-name="T36">s</text:span><text:span text:style-name="T25"> of partitions (m) </text:span><text:span text:style-name="T17">(Figure 7).</text:span><text:span text:style-name="T25"> </text:span><text:span text:style-name="T38">C</text:span><text:span text:style-name="T37">ross-validation </text:span><text:span text:style-name="T25">was run with different KBs to select the best one and </text:span><text:span text:style-name="T38">the value of</text:span><text:span text:style-name="T25"> m tends to </text:span><text:span text:style-name="T39">not greatly influence which one is picked with the ones chosen ranging between 5, 7.5 and 10 </text:span><text:span text:style-name="T17">(Figure 7)</text:span><text:span text:style-name="T39">. Hence, this solves to a significant degree the problem </text:span><text:span text:style-name="T40">of the arbitrary choice of the KB having a large impact on the accuracy score of the KDE classifier, </text:span><text:span text:style-name="T41">but is a time consuming process relative to arbitrarily picking KB.</text:span></text:p>
      <text:p text:style-name="P15"/>
      <text:p text:style-name="P21"><text:span text:style-name="T18">Alternatively, when using</text:span><text:span text:style-name="T19"> randomized cross-validation </text:span><text:span text:style-name="T18">the KDE technique had an accuracy score of 0.7</text:span><text:span text:style-name="T22">59</text:span><text:span text:style-name="T23"> </text:span><text:span text:style-name="T24">(Figure</text:span><text:span text:style-name="T23"> </text:span><text:span text:style-name="T24">3) </text:span><text:span text:style-name="T18">and 0.89</text:span><text:span text:style-name="T22">2</text:span><text:span text:style-name="T18"> </text:span><text:span text:style-name="T24">(Figure 5)</text:span><text:span text:style-name="T18"> when using test.</text:span><text:span text:style-name="T20">csv</text:span><text:span text:style-name="T18"> set and </text:span><text:span text:style-name="T20">combined.csv for testing</text:span><text:span text:style-name="T18"> respectively. </text:span><text:span text:style-name="T21">This seems to suggest the KDE approach </text:span><text:span text:style-name="T20">even with cross-validation to pick the KB</text:span><text:span text:style-name="T21"> is </text:span><text:span text:style-name="T20">still</text:span><text:span text:style-name="T21"> more likely to over fit to the training data </text:span><text:span text:style-name="T20">compared to the Gaussian technique</text:span><text:span text:style-name="T21">.</text:span></text:p>
      <text:p text:style-name="P17"/>
      <text:h text:style-name="Heading_20_1" text:outline-level="1"/>
      <text:h text:style-name="Heading_20_1" text:outline-level="1"><text:bookmark-start text:name="__RefHeading___Toc1285_3668058981"/>Data Obtained From Code <text:span text:style-name="T34">Output</text:span><text:bookmark-end text:name="__RefHeading___Toc1285_3668058981"/></text:h>
      <text:p text:style-name="P7"/>
      <text:p text:style-name="P7">######################################################################</text:p>
      <text:p text:style-name="Preformatted_20_Text">Gaussian naive bayes with default data set has accuracy score 0.716.</text:p>
      <text:p text:style-name="Preformatted_20_Text">######################################################################</text:p>
      <text:p text:style-name="Preformatted_20_Text"/>
      <text:p text:style-name="P8">Figure 1 (Running Gaussian classifer with train.csv and test.csv via runBasic() function. This is the most basic functionality required.)</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p>
      <text:p text:style-name="Preformatted_20_Text">Gaussian naive bayes with default data set has accuracy score 0.716.</text:p>
      <text:p text:style-name="Preformatted_20_Text">*******************************************************************</text:p>
      <text:p text:style-name="Preformatted_20_Text">KDE naive bayes with default data set and kernel bandwidth of 5 has accuracy score 0.767.</text:p>
      <text:p text:style-name="Preformatted_20_Text">######################################################################</text:p>
      <text:p text:style-name="Preformatted_20_Text"/>
      <text:p text:style-name="P9">Figure 2 (Running both Gaussian and KDE (with <text:span text:style-name="T31">KB of 5</text:span>) classifiers <text:span text:style-name="T26">via runDefault()</text:span></text:p>
      <text:p text:style-name="P10"><text:span text:style-name="T26">function </text:span>with train.csv and test.csv<text:span text:style-name="T26">.</text:span>)</text:p>
      <text:p text:style-name="P9"/>
      <text:p text:style-name="P18"/>
      <text:p text:style-name="P5">######################################################################</text:p>
      <text:p text:style-name="Preformatted_20_Text">Gaussian naive bayes with default data set has accuracy score 0.716.</text:p>
      <text:p text:style-name="Preformatted_20_Text">*******************************************************************</text:p>
      <text:p text:style-name="Preformatted_20_Text">KDE naive bayes with default data set and kernel bandwidth selected by</text:p>
      <text:p text:style-name="Preformatted_20_Text">cross validation has accuracy score 0.7<text:span text:style-name="T44">59</text:span>.</text:p>
      <text:p text:style-name="P24">######################################################################</text:p>
      <text:p text:style-name="P10">Figure <text:span text:style-name="T26">3</text:span> (Running both Gaussian and KDE (with <text:span text:style-name="T28">randomised cross-validation</text:span>) classifiers <text:span text:style-name="T26">via runDefaultWithCrossValidation</text:span><text:span text:style-name="T31">()</text:span><text:span text:style-name="T26"> function </text:span>with train.csv and test.csv<text:span text:style-name="T26">.)</text:span></text:p>
      <text:p text:style-name="P20"/>
      <text:p text:style-name="Preformatted_20_Text"/>
      <text:p text:style-name="Preformatted_20_Text"/>
      <text:p text:style-name="Preformatted_20_Text"/>
      <text:p text:style-name="Preformatted_20_Text"/>
      <text:p text:style-name="Preformatted_20_Text"/>
      <text:p text:style-name="Preformatted_20_Text">######################################################################</text:p>
      <text:p text:style-name="Preformatted_20_Text">Gaussian naive bayes with combined data set has accuracy score 0.73<text:span text:style-name="T44">7</text:span>.</text:p>
      <text:p text:style-name="Preformatted_20_Text">*******************************************************************</text:p>
      <text:p text:style-name="Preformatted_20_Text">KDE naive bayes with combined data set and kernel bandwidth of 5 has accuracy score 0.905.</text:p>
      <text:p text:style-name="Preformatted_20_Text">######################################################################</text:p>
      <text:p text:style-name="Preformatted_20_Text"/>
      <text:p text:style-name="P10">Figure <text:span text:style-name="T31">4</text:span> (Running both Gaussian and KDE (with <text:span text:style-name="T29">KB of 5</text:span>) classifiers <text:span text:style-name="T26">via run</text:span><text:span text:style-name="T31">UsingWholeDataSet()</text:span><text:span text:style-name="T26"> function </text:span>with train.csv <text:span text:style-name="T31">(for training) </text:span>and <text:span text:style-name="T29">combined</text:span>.csv <text:span text:style-name="T31">(for testing)</text:span><text:span text:style-name="T26">.)</text:span></text:p>
      <text:p text:style-name="P20"/>
      <text:p text:style-name="P20"/>
      <text:p text:style-name="P20"/>
      <text:p text:style-name="P20"/>
      <text:p text:style-name="P20"/>
      <text:p text:style-name="Preformatted_20_Text"/>
      <text:p text:style-name="Preformatted_20_Text">######################################################################</text:p>
      <text:p text:style-name="Preformatted_20_Text">Gaussian naive bayes with combined data set has accuracy score 0.73<text:span text:style-name="T44">7</text:span>.</text:p>
      <text:p text:style-name="Preformatted_20_Text">*******************************************************************</text:p>
      <text:p text:style-name="Preformatted_20_Text">KDE naive bayes with combined data set and kernel bandwidth selected by</text:p>
      <text:p text:style-name="Preformatted_20_Text">cross validation has accuracy score 0.89<text:span text:style-name="T44">2</text:span>.</text:p>
      <text:p text:style-name="P24">######################################################################</text:p>
      <text:p text:style-name="P10">Figure <text:span text:style-name="T31">5</text:span> (Running both Gaussian and KDE (<text:span text:style-name="T27">with </text:span><text:span text:style-name="T28">randomised cross-validation</text:span>) classifiers <text:span text:style-name="T26">via runUsingWholeDataSetWithCrossValidation() function </text:span>with train.csv <text:span text:style-name="T31">(for training) </text:span>and <text:span text:style-name="T29">combined</text:span>.csv <text:span text:style-name="T31">(for testing)</text:span><text:span text:style-name="T26">.)</text:span></text:p>
      <text:p text:style-name="P20"/>
      <text:p text:style-name="Preformatted_20_Text"/>
      <text:p text:style-name="Preformatted_20_Text"/>
      <text:p text:style-name="P41">######################################################################</text:p>
      <text:p text:style-name="P45">Running KDE naive bayes with normal training and testing sets.</text:p>
      <text:p text:style-name="P45">When KB = 1, accuracy score is 0.664.</text:p>
      <text:p text:style-name="P45">######################################################################</text:p>
      <text:p text:style-name="P45">######################################################################</text:p>
      <text:p text:style-name="P45">When KB = 2, accuracy score is 0.681.</text:p>
      <text:p text:style-name="P45">######################################################################</text:p>
      <text:p text:style-name="P45">######################################################################</text:p>
      <text:p text:style-name="P45">When KB = 4, accuracy score is 0.75.</text:p>
      <text:p text:style-name="P45">######################################################################</text:p>
      <text:p text:style-name="P45">######################################################################</text:p>
      <text:p text:style-name="P45">When KB = 6, accuracy score is 0.767.</text:p>
      <text:p text:style-name="P45">######################################################################</text:p>
      <text:p text:style-name="P45">######################################################################</text:p>
      <text:p text:style-name="P45">When KB = 8, accuracy score is 0.776.</text:p>
      <text:p text:style-name="P45">######################################################################</text:p>
      <text:p text:style-name="P45">######################################################################</text:p>
      <text:p text:style-name="P45">When KB = 10, accuracy score is 0.776.</text:p>
      <text:p text:style-name="P45">######################################################################</text:p>
      <text:p text:style-name="P45">######################################################################</text:p>
      <text:p text:style-name="P45">When KB = 12, accuracy score is 0.767.</text:p>
      <text:p text:style-name="P45">######################################################################</text:p>
      <text:p text:style-name="P45">######################################################################</text:p>
      <text:p text:style-name="P45">When KB = 14, accuracy score is 0.759.</text:p>
      <text:p text:style-name="P45">######################################################################</text:p>
      <text:p text:style-name="P45">######################################################################</text:p>
      <text:p text:style-name="P45">When KB = 16, accuracy score is 0.759.</text:p>
      <text:p text:style-name="P45">######################################################################</text:p>
      <text:p text:style-name="P45">######################################################################</text:p>
      <text:p text:style-name="P45">When KB = 18, accuracy score is 0.741.</text:p>
      <text:p text:style-name="P45">######################################################################</text:p>
      <text:p text:style-name="P45">######################################################################</text:p>
      <text:p text:style-name="P45">When KB = 20, accuracy score is 0.75.</text:p>
      <text:p text:style-name="P45">######################################################################</text:p>
      <text:p text:style-name="P45">######################################################################</text:p>
      <text:p text:style-name="P45">When KB = 22, accuracy score is 0.741.</text:p>
      <text:p text:style-name="P45">######################################################################</text:p>
      <text:p text:style-name="P45">######################################################################</text:p>
      <text:p text:style-name="P45">When KB = 24, accuracy score is 0.733.</text:p>
      <text:p text:style-name="P45">######################################################################</text:p>
      <text:p text:style-name="P45">######################################################################</text:p>
      <text:p text:style-name="P45">When KB = 26, accuracy score is 0.733.</text:p>
      <text:p text:style-name="P45">######################################################################</text:p>
      <text:p text:style-name="P45">######################################################################</text:p>
      <text:p text:style-name="P45">When KB = 28, accuracy score is 0.733.</text:p>
      <text:p text:style-name="P45">######################################################################</text:p>
      <text:p text:style-name="P45">######################################################################</text:p>
      <text:p text:style-name="P45">When KB = 30, accuracy score is 0.707.</text:p>
      <text:p text:style-name="P45">######################################################################</text:p>
      <text:p text:style-name="P45">######################################################################</text:p>
      <text:p text:style-name="P45">When KB = 50, accuracy score is 0.638.</text:p>
      <text:p text:style-name="P45">######################################################################</text:p>
      <text:p text:style-name="P45">######################################################################</text:p>
      <text:p text:style-name="P45">When KB = 100, accuracy score is 0.5.</text:p>
      <text:p text:style-name="P45">######################################################################</text:p>
      <text:p text:style-name="P45">######################################################################</text:p>
      <text:p text:style-name="P45">When KB = 200, accuracy score is 0.276.</text:p>
      <text:p text:style-name="P45">######################################################################</text:p>
      <text:p text:style-name="P45">######################################################################</text:p>
      <text:p text:style-name="P45">When KB = 500, accuracy score is 0.259.</text:p>
      <text:p text:style-name="P45">######################################################################</text:p>
      <text:p text:style-name="P45">######################################################################</text:p>
      <text:p text:style-name="P45">When KB = 1000, accuracy score is 0.259.</text:p>
      <text:p text:style-name="P45">######################################################################</text:p>
      <text:p text:style-name="P45">######################################################################</text:p>
      <text:p text:style-name="P45">When KB = 2000, accuracy score is 0.259.</text:p>
      <text:p text:style-name="P45">######################################################################</text:p>
      <text:p text:style-name="P19"/>
      <text:p text:style-name="P19"/>
      <text:p text:style-name="P9">Figure <text:span text:style-name="T32">6</text:span> (Running KDE <text:span text:style-name="T32">classifier</text:span> <text:span text:style-name="T28">with different KBs </text:span><text:span text:style-name="T30">with train.csv and test.csv using runKDEWithDifferentKBs() function.</text:span><text:span text:style-name="T26">)</text:span></text:p>
      <text:p text:style-name="P42">######################################################################</text:p>
      <text:p text:style-name="P46">Running KDE naive bayes with normal training and testing sets.</text:p>
      <text:p text:style-name="P46">Running it with different values for m.</text:p>
      <text:p text:style-name="P46">######################################################################</text:p>
      <text:p text:style-name="P46">Showing accuracy score for each different KB (m = 1):</text:p>
      <text:p text:style-name="P46">KB = 5, has accuracy score of 0.09236947791164658.</text:p>
      <text:p text:style-name="P46">KB = 7.5, has accuracy score of 0.09236947791164658.</text:p>
      <text:p text:style-name="P46">KB = 10, has accuracy score of 0.09236947791164658.</text:p>
      <text:p text:style-name="P46">KB = 12.5, has accuracy score of 0.09236947791164658.</text:p>
      <text:p text:style-name="P46">KB = 15, has accuracy score of 0.09236947791164658.</text:p>
      <text:p text:style-name="P46">KB = 17.5, has accuracy score of 0.09236947791164658.</text:p>
      <text:p text:style-name="P46">KB = 20, has accuracy score of 0.09236947791164658.</text:p>
      <text:p text:style-name="P46">KB = 22.5, has accuracy score of 0.09236947791164658.</text:p>
      <text:p text:style-name="P46">KB = 25, has accuracy score of 0.09236947791164658.</text:p>
      <text:p text:style-name="P46">*******************************************************************</text:p>
      <text:p text:style-name="P46">KB = 5 has highest accuracy score of 0.09236947791164658.</text:p>
      <text:p text:style-name="P46">######################################################################</text:p>
      <text:p text:style-name="P46">When m = 1, KB = 5, accuracy score is 0.767.</text:p>
      <text:p text:style-name="P46">######################################################################</text:p>
      <text:p text:style-name="P46">######################################################################</text:p>
      <text:p text:style-name="P46">######################################################################</text:p>
      <text:p text:style-name="P46">Showing accuracy score for each different KB (m = 2):</text:p>
      <text:p text:style-name="P46">KB = 5, has accuracy score of 0.7764390896921017.</text:p>
      <text:p text:style-name="P46">KB = 7.5, has accuracy score of 0.7911646586345381.</text:p>
      <text:p text:style-name="P46">KB = 10, has accuracy score of 0.7965194109772423.</text:p>
      <text:p text:style-name="P46">KB = 12.5, has accuracy score of 0.7965194109772423.</text:p>
      <text:p text:style-name="P46">KB = 15, has accuracy score of 0.7911646586345381.</text:p>
      <text:p text:style-name="P46">KB = 17.5, has accuracy score of 0.7871485943775101.</text:p>
      <text:p text:style-name="P46">KB = 20, has accuracy score of 0.7817938420348058.</text:p>
      <text:p text:style-name="P46">KB = 22.5, has accuracy score of 0.7697456492637216.</text:p>
      <text:p text:style-name="P46">KB = 25, has accuracy score of 0.7630522088353414.</text:p>
      <text:p text:style-name="P46">*******************************************************************</text:p>
      <text:p text:style-name="P46">KB = 10 has highest accuracy score of 0.7965194109772423.</text:p>
      <text:p text:style-name="P46">######################################################################</text:p>
      <text:p text:style-name="P46">When m = 2, KB = 10, accuracy score is 0.776.</text:p>
      <text:p text:style-name="P46">######################################################################</text:p>
      <text:p text:style-name="P46">######################################################################</text:p>
      <text:p text:style-name="P46">######################################################################</text:p>
      <text:p text:style-name="P46">Showing accuracy score for each different KB (m = 5):</text:p>
      <text:p text:style-name="P46">KB = 5, has accuracy score of 0.7951807228915663.</text:p>
      <text:p text:style-name="P46">KB = 7.5, has accuracy score of 0.8032128514056225.</text:p>
      <text:p text:style-name="P46">KB = 10, has accuracy score of 0.7991967871485943.</text:p>
      <text:p text:style-name="P46">KB = 12.5, has accuracy score of 0.7965194109772423.</text:p>
      <text:p text:style-name="P46">KB = 15, has accuracy score of 0.7925033467202142.</text:p>
      <text:p text:style-name="P46">KB = 17.5, has accuracy score of 0.7951807228915663.</text:p>
      <text:p text:style-name="P46">KB = 20, has accuracy score of 0.7938420348058902.</text:p>
      <text:p text:style-name="P46">KB = 22.5, has accuracy score of 0.7831325301204819.</text:p>
      <text:p text:style-name="P46">KB = 25, has accuracy score of 0.7777777777777778.</text:p>
      <text:p text:style-name="P46">*******************************************************************</text:p>
      <text:p text:style-name="P46">KB = 7.5 has highest accuracy score of 0.8032128514056225.</text:p>
      <text:p text:style-name="P46">######################################################################</text:p>
      <text:p text:style-name="P46">When m = 5, KB = 7.5, accuracy score is 0.767.</text:p>
      <text:p text:style-name="P46">######################################################################</text:p>
      <text:p text:style-name="P46">######################################################################</text:p>
      <text:p text:style-name="P5">######################################################################</text:p>
      <text:p text:style-name="Preformatted_20_Text">Showing accuracy score for each different KB (m = 10):</text:p>
      <text:p text:style-name="Preformatted_20_Text">KB = 5, has accuracy score of 0.8032128514056225.</text:p>
      <text:p text:style-name="Preformatted_20_Text">KB = 7.5, has accuracy score of 0.8072289156626506.</text:p>
      <text:p text:style-name="Preformatted_20_Text">KB = 10, has accuracy score of 0.7991967871485943.</text:p>
      <text:p text:style-name="Preformatted_20_Text">KB = 12.5, has accuracy score of 0.8058902275769746.</text:p>
      <text:p text:style-name="Preformatted_20_Text">KB = 15, has accuracy score of 0.7991967871485943.</text:p>
      <text:p text:style-name="Preformatted_20_Text">KB = 17.5, has accuracy score of 0.7978580990629184.</text:p>
      <text:p text:style-name="Preformatted_20_Text">KB = 20, has accuracy score of 0.7991967871485943.</text:p>
      <text:p text:style-name="Preformatted_20_Text">KB = 22.5, has accuracy score of 0.7951807228915663.</text:p>
      <text:p text:style-name="Preformatted_20_Text">KB = 25, has accuracy score of 0.785809906291834.</text:p>
      <text:p text:style-name="Preformatted_20_Text">*******************************************************************</text:p>
      <text:p text:style-name="Preformatted_20_Text">KB = 7.5 has highest accuracy score of 0.8072289156626506.</text:p>
      <text:p text:style-name="Preformatted_20_Text">######################################################################</text:p>
      <text:p text:style-name="Preformatted_20_Text">When m = 10, KB = 7.5, accuracy score is 0.767.</text:p>
      <text:p text:style-name="Preformatted_20_Text">######################################################################</text:p>
      <text:p text:style-name="Preformatted_20_Text">######################################################################</text:p>
      <text:p text:style-name="Preformatted_20_Text">######################################################################</text:p>
      <text:p text:style-name="Preformatted_20_Text">Showing accuracy score for each different KB (m = 20):</text:p>
      <text:p text:style-name="Preformatted_20_Text">KB = 5, has accuracy score of 0.8045515394912985.</text:p>
      <text:p text:style-name="Preformatted_20_Text">KB = 7.5, has accuracy score of 0.8125836680053548.</text:p>
      <text:p text:style-name="Preformatted_20_Text">KB = 10, has accuracy score of 0.8032128514056225.</text:p>
      <text:p text:style-name="Preformatted_20_Text">KB = 12.5, has accuracy score of 0.8018741633199464.</text:p>
      <text:p text:style-name="Preformatted_20_Text">KB = 15, has accuracy score of 0.7991967871485943.</text:p>
      <text:p text:style-name="Preformatted_20_Text">KB = 17.5, has accuracy score of 0.8005354752342704.</text:p>
      <text:p text:style-name="Preformatted_20_Text">KB = 20, has accuracy score of 0.8032128514056225.</text:p>
      <text:p text:style-name="Preformatted_20_Text">KB = 22.5, has accuracy score of 0.7938420348058902.</text:p>
      <text:p text:style-name="Preformatted_20_Text">KB = 25, has accuracy score of 0.785809906291834.</text:p>
      <text:p text:style-name="Preformatted_20_Text">*******************************************************************</text:p>
      <text:p text:style-name="Preformatted_20_Text">KB = 7.5 has highest accuracy score of 0.8125836680053548.</text:p>
      <text:p text:style-name="Preformatted_20_Text">######################################################################</text:p>
      <text:p text:style-name="Preformatted_20_Text">When m = 20, KB = 7.5, accuracy score is 0.767.</text:p>
      <text:p text:style-name="Preformatted_20_Text">######################################################################</text:p>
      <text:p text:style-name="Preformatted_20_Text">######################################################################</text:p>
      <text:p text:style-name="Preformatted_20_Text">######################################################################</text:p>
      <text:p text:style-name="Preformatted_20_Text">Showing accuracy score for each different KB (m = 50):</text:p>
      <text:p text:style-name="Preformatted_20_Text">KB = 5, has accuracy score of 0.8259705488621151.</text:p>
      <text:p text:style-name="Preformatted_20_Text">KB = 7.5, has accuracy score of 0.8273092369477911.</text:p>
      <text:p text:style-name="Preformatted_20_Text">KB = 10, has accuracy score of 0.8286479250334672.</text:p>
      <text:p text:style-name="Preformatted_20_Text">KB = 12.5, has accuracy score of 0.8326639892904953.</text:p>
      <text:p text:style-name="Preformatted_20_Text">KB = 15, has accuracy score of 0.8340026773761714.</text:p>
      <text:p text:style-name="Preformatted_20_Text">KB = 17.5, has accuracy score of 0.8286479250334672.</text:p>
      <text:p text:style-name="Preformatted_20_Text">KB = 20, has accuracy score of 0.8273092369477911.</text:p>
      <text:p text:style-name="Preformatted_20_Text">KB = 22.5, has accuracy score of 0.8192771084337349.</text:p>
      <text:p text:style-name="Preformatted_20_Text">KB = 25, has accuracy score of 0.8072289156626506.</text:p>
      <text:p text:style-name="Preformatted_20_Text">*******************************************************************</text:p>
      <text:p text:style-name="Preformatted_20_Text">KB = 15 has highest accuracy score of 0.8340026773761714.</text:p>
      <text:p text:style-name="Preformatted_20_Text">######################################################################</text:p>
      <text:p text:style-name="Preformatted_20_Text">When m = 50, KB = 15, accuracy score is 0.759.</text:p>
      <text:p text:style-name="Preformatted_20_Text">######################################################################</text:p>
      <text:p text:style-name="Preformatted_20_Text">######################################################################</text:p>
      <text:p text:style-name="P5">######################################################################</text:p>
      <text:p text:style-name="Preformatted_20_Text">Showing accuracy score for each different KB (m = 100):</text:p>
      <text:p text:style-name="Preformatted_20_Text">KB = 5, has accuracy score of 0.8607764390896921.</text:p>
      <text:p text:style-name="Preformatted_20_Text">KB = 7.5, has accuracy score of 0.8688085676037484.</text:p>
      <text:p text:style-name="Preformatted_20_Text">KB = 10, has accuracy score of 0.8674698795180723.</text:p>
      <text:p text:style-name="Preformatted_20_Text">KB = 12.5, has accuracy score of 0.8674698795180723.</text:p>
      <text:p text:style-name="Preformatted_20_Text">KB = 15, has accuracy score of 0.8647925033467202.</text:p>
      <text:p text:style-name="Preformatted_20_Text">KB = 17.5, has accuracy score of 0.856760374832664.</text:p>
      <text:p text:style-name="Preformatted_20_Text">KB = 20, has accuracy score of 0.8554216867469879.</text:p>
      <text:p text:style-name="Preformatted_20_Text">KB = 22.5, has accuracy score of 0.8554216867469879.</text:p>
      <text:p text:style-name="Preformatted_20_Text">KB = 25, has accuracy score of 0.8487282463186078.</text:p>
      <text:p text:style-name="Preformatted_20_Text">*******************************************************************</text:p>
      <text:p text:style-name="Preformatted_20_Text">KB = 7.5 has highest accuracy score of 0.8688085676037484.</text:p>
      <text:p text:style-name="Preformatted_20_Text">######################################################################</text:p>
      <text:p text:style-name="Preformatted_20_Text">When m = 100, KB = 7.5, accuracy score is 0.767.</text:p>
      <text:p text:style-name="Preformatted_20_Text">######################################################################</text:p>
      <text:p text:style-name="Preformatted_20_Text">######################################################################</text:p>
      <text:p text:style-name="Preformatted_20_Text">######################################################################</text:p>
      <text:p text:style-name="Preformatted_20_Text">Showing accuracy score for each different KB (m = 200):</text:p>
      <text:p text:style-name="Preformatted_20_Text">KB = 5, has accuracy score of 0.8955823293172691.</text:p>
      <text:p text:style-name="Preformatted_20_Text">KB = 7.5, has accuracy score of 0.8995983935742972.</text:p>
      <text:p text:style-name="Preformatted_20_Text">KB = 10, has accuracy score of 0.8969210174029452.</text:p>
      <text:p text:style-name="Preformatted_20_Text">KB = 12.5, has accuracy score of 0.8982597054886211.</text:p>
      <text:p text:style-name="Preformatted_20_Text">KB = 15, has accuracy score of 0.892904953145917.</text:p>
      <text:p text:style-name="Preformatted_20_Text">KB = 17.5, has accuracy score of 0.891566265060241.</text:p>
      <text:p text:style-name="Preformatted_20_Text">KB = 20, has accuracy score of 0.891566265060241.</text:p>
      <text:p text:style-name="Preformatted_20_Text">KB = 22.5, has accuracy score of 0.8875502008032129.</text:p>
      <text:p text:style-name="Preformatted_20_Text">KB = 25, has accuracy score of 0.8821954484605087.</text:p>
      <text:p text:style-name="Preformatted_20_Text">*******************************************************************</text:p>
      <text:p text:style-name="Preformatted_20_Text">KB = 7.5 has highest accuracy score of 0.8995983935742972.</text:p>
      <text:p text:style-name="Preformatted_20_Text">######################################################################</text:p>
      <text:p text:style-name="Preformatted_20_Text">When m = 200, KB = 7.5, accuracy score is 0.767.</text:p>
      <text:p text:style-name="Preformatted_20_Text">######################################################################</text:p>
      <text:p text:style-name="Preformatted_20_Text">######################################################################</text:p>
      <text:p text:style-name="Preformatted_20_Text">######################################################################</text:p>
      <text:p text:style-name="Preformatted_20_Text">Showing accuracy score for each different KB (m = 400):</text:p>
      <text:p text:style-name="Preformatted_20_Text">KB = 5, has accuracy score of 0.8969210174029452.</text:p>
      <text:p text:style-name="Preformatted_20_Text">KB = 7.5, has accuracy score of 0.9022757697456493.</text:p>
      <text:p text:style-name="Preformatted_20_Text">KB = 10, has accuracy score of 0.8995983935742972.</text:p>
      <text:p text:style-name="Preformatted_20_Text">KB = 12.5, has accuracy score of 0.8982597054886211.</text:p>
      <text:p text:style-name="Preformatted_20_Text">KB = 15, has accuracy score of 0.8955823293172691.</text:p>
      <text:p text:style-name="Preformatted_20_Text">KB = 17.5, has accuracy score of 0.8982597054886211.</text:p>
      <text:p text:style-name="Preformatted_20_Text">KB = 20, has accuracy score of 0.8969210174029452.</text:p>
      <text:p text:style-name="Preformatted_20_Text">KB = 22.5, has accuracy score of 0.892904953145917.</text:p>
      <text:p text:style-name="Preformatted_20_Text">KB = 25, has accuracy score of 0.8902275769745649.</text:p>
      <text:p text:style-name="Preformatted_20_Text">*******************************************************************</text:p>
      <text:p text:style-name="Preformatted_20_Text">KB = 7.5 has highest accuracy score of 0.9022757697456493.</text:p>
      <text:p text:style-name="Preformatted_20_Text">######################################################################</text:p>
      <text:p text:style-name="Preformatted_20_Text">When m = 400, KB = 7.5, accuracy score is 0.767.</text:p>
      <text:p text:style-name="Preformatted_20_Text">######################################################################</text:p>
      <text:p text:style-name="Preformatted_20_Text">######################################################################</text:p>
      <text:p text:style-name="Preformatted_20_Text">######################################################################</text:p>
      <text:p text:style-name="Preformatted_20_Text"/>
      <text:p text:style-name="P25">Figure <text:span text:style-name="T32">7</text:span> (Running KDE <text:span text:style-name="T32">and Gaussian classifiers</text:span> <text:span text:style-name="T30">with train.csv and test.csv where randomised cross-validation is used for the KDE method using different numbers of partitions (m) and additional details of this algorithm are shown. This is run using the runKDEWithCrossValidationWithInfo() function.</text:span><text:span text:style-name="T26">)</text:span></text:p>
      <text:p text:style-name="P11"/>
      <text:p text:style-name="P43">######################################################################</text:p>
      <text:p text:style-name="P22">Running KDE naive bayes with normal training and testing sets.</text:p>
      <text:p text:style-name="P22">Running it with different values for m.</text:p>
      <text:p text:style-name="P22">######################################################################</text:p>
      <text:p text:style-name="P22">Showing accuracy score for each different KB (m = 1):</text:p>
      <text:p text:style-name="P22">KB = 5, has accuracy score of 0.09236947791164658.</text:p>
      <text:p text:style-name="P22">KB = 7.5, has accuracy score of 0.09236947791164658.</text:p>
      <text:p text:style-name="P22">KB = 10, has accuracy score of 0.09236947791164658.</text:p>
      <text:p text:style-name="P22">KB = 12.5, has accuracy score of 0.09236947791164658.</text:p>
      <text:p text:style-name="P22">KB = 15, has accuracy score of 0.09236947791164658.</text:p>
      <text:p text:style-name="P22">KB = 17.5, has accuracy score of 0.09236947791164658.</text:p>
      <text:p text:style-name="P22">KB = 20, has accuracy score of 0.09236947791164658.</text:p>
      <text:p text:style-name="P22">KB = 22.5, has accuracy score of 0.09236947791164658.</text:p>
      <text:p text:style-name="P22">KB = 25, has accuracy score of 0.09236947791164658.</text:p>
      <text:p text:style-name="P22">*******************************************************************</text:p>
      <text:p text:style-name="P22">KB = 5 has highest accuracy score of 0.09236947791164658.</text:p>
      <text:p text:style-name="P22">######################################################################</text:p>
      <text:p text:style-name="P22">When m = 1, KB = 5, accuracy score is 0.767.</text:p>
      <text:p text:style-name="P22">######################################################################</text:p>
      <text:p text:style-name="P22">######################################################################</text:p>
      <text:p text:style-name="P22">######################################################################</text:p>
      <text:p text:style-name="P22">Showing accuracy score for each different KB (m = 2):</text:p>
      <text:p text:style-name="P22">KB = 5, has accuracy score of 0.18741633199464525.</text:p>
      <text:p text:style-name="P22">KB = 7.5, has accuracy score of 0.18741633199464525.</text:p>
      <text:p text:style-name="P22">KB = 10, has accuracy score of 0.18741633199464525.</text:p>
      <text:p text:style-name="P22">KB = 12.5, has accuracy score of 0.18741633199464525.</text:p>
      <text:p text:style-name="P22">KB = 15, has accuracy score of 0.18741633199464525.</text:p>
      <text:p text:style-name="P22">KB = 17.5, has accuracy score of 0.18741633199464525.</text:p>
      <text:p text:style-name="P22">KB = 20, has accuracy score of 0.18741633199464525.</text:p>
      <text:p text:style-name="P22">KB = 22.5, has accuracy score of 0.18741633199464525.</text:p>
      <text:p text:style-name="P22">KB = 25, has accuracy score of 0.18741633199464525.</text:p>
      <text:p text:style-name="P22">*******************************************************************</text:p>
      <text:p text:style-name="P22">KB = 5 has highest accuracy score of 0.18741633199464525.</text:p>
      <text:p text:style-name="P22">######################################################################</text:p>
      <text:p text:style-name="P22">When m = 2, KB = 5, accuracy score is 0.767.</text:p>
      <text:p text:style-name="P22">######################################################################</text:p>
      <text:p text:style-name="P22">######################################################################</text:p>
      <text:p text:style-name="P22">######################################################################</text:p>
      <text:p text:style-name="P22">Showing accuracy score for each different KB (m = 5):</text:p>
      <text:p text:style-name="P22">KB = 5, has accuracy score of 0.5488621151271754.</text:p>
      <text:p text:style-name="P22">KB = 7.5, has accuracy score of 0.5488621151271754.</text:p>
      <text:p text:style-name="P22">KB = 10, has accuracy score of 0.5488621151271754.</text:p>
      <text:p text:style-name="P22">KB = 12.5, has accuracy score of 0.5488621151271754.</text:p>
      <text:p text:style-name="P22">KB = 15, has accuracy score of 0.5488621151271754.</text:p>
      <text:p text:style-name="P22">KB = 17.5, has accuracy score of 0.5488621151271754.</text:p>
      <text:p text:style-name="P22">KB = 20, has accuracy score of 0.5488621151271754.</text:p>
      <text:p text:style-name="P22">KB = 22.5, has accuracy score of 0.5488621151271754.</text:p>
      <text:p text:style-name="P22">KB = 25, has accuracy score of 0.5488621151271754.</text:p>
      <text:p text:style-name="P22">*******************************************************************</text:p>
      <text:p text:style-name="P22">KB = 5 has highest accuracy score of 0.5488621151271754.</text:p>
      <text:p text:style-name="P22">######################################################################</text:p>
      <text:p text:style-name="P22">When m = 5, KB = 5, accuracy score is 0.767.</text:p>
      <text:p text:style-name="P22">######################################################################</text:p>
      <text:p text:style-name="P22">######################################################################</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5">######################################################################</text:p>
      <text:p text:style-name="Preformatted_20_Text">Showing accuracy score for each different KB (m = 10):</text:p>
      <text:p text:style-name="Preformatted_20_Text">KB = 5, has accuracy score of 0.7322623828647925.</text:p>
      <text:p text:style-name="Preformatted_20_Text">KB = 7.5, has accuracy score of 0.7376171352074966.</text:p>
      <text:p text:style-name="Preformatted_20_Text">KB = 10, has accuracy score of 0.7402945113788487.</text:p>
      <text:p text:style-name="Preformatted_20_Text">KB = 12.5, has accuracy score of 0.7402945113788487.</text:p>
      <text:p text:style-name="Preformatted_20_Text">KB = 15, has accuracy score of 0.7402945113788487.</text:p>
      <text:p text:style-name="Preformatted_20_Text">KB = 17.5, has accuracy score of 0.7429718875502008.</text:p>
      <text:p text:style-name="Preformatted_20_Text">KB = 20, has accuracy score of 0.7429718875502008.</text:p>
      <text:p text:style-name="Preformatted_20_Text">KB = 22.5, has accuracy score of 0.7429718875502008.</text:p>
      <text:p text:style-name="Preformatted_20_Text">KB = 25, has accuracy score of 0.7416331994645248.</text:p>
      <text:p text:style-name="Preformatted_20_Text">*******************************************************************</text:p>
      <text:p text:style-name="Preformatted_20_Text">KB = 17.5 has highest accuracy score of 0.7429718875502008.</text:p>
      <text:p text:style-name="Preformatted_20_Text">######################################################################</text:p>
      <text:p text:style-name="Preformatted_20_Text">When m = 10, KB = 17.5, accuracy score is 0.75.</text:p>
      <text:p text:style-name="Preformatted_20_Text">######################################################################</text:p>
      <text:p text:style-name="Preformatted_20_Text">######################################################################</text:p>
      <text:p text:style-name="Preformatted_20_Text">######################################################################</text:p>
      <text:p text:style-name="Preformatted_20_Text">Showing accuracy score for each different KB (m = 20):</text:p>
      <text:p text:style-name="Preformatted_20_Text">KB = 5, has accuracy score of 0.9531459170013387.</text:p>
      <text:p text:style-name="Preformatted_20_Text">KB = 7.5, has accuracy score of 0.9611780455153949.</text:p>
      <text:p text:style-name="Preformatted_20_Text">KB = 10, has accuracy score of 0.9611780455153949.</text:p>
      <text:p text:style-name="Preformatted_20_Text">KB = 12.5, has accuracy score of 0.9625167336010709.</text:p>
      <text:p text:style-name="Preformatted_20_Text">KB = 15, has accuracy score of 0.963855421686747.</text:p>
      <text:p text:style-name="Preformatted_20_Text">KB = 17.5, has accuracy score of 0.9598393574297188.</text:p>
      <text:p text:style-name="Preformatted_20_Text">KB = 20, has accuracy score of 0.9611780455153949.</text:p>
      <text:p text:style-name="Preformatted_20_Text">KB = 22.5, has accuracy score of 0.9611780455153949.</text:p>
      <text:p text:style-name="Preformatted_20_Text">KB = 25, has accuracy score of 0.9598393574297188.</text:p>
      <text:p text:style-name="Preformatted_20_Text">*******************************************************************</text:p>
      <text:p text:style-name="Preformatted_20_Text">KB = 15 has highest accuracy score of 0.963855421686747.</text:p>
      <text:p text:style-name="Preformatted_20_Text">######################################################################</text:p>
      <text:p text:style-name="Preformatted_20_Text">When m = 20, KB = 15, accuracy score is 0.759.</text:p>
      <text:p text:style-name="Preformatted_20_Text">######################################################################</text:p>
      <text:p text:style-name="Preformatted_20_Text">######################################################################</text:p>
      <text:p text:style-name="Preformatted_20_Text">######################################################################</text:p>
      <text:p text:style-name="Preformatted_20_Text">Showing accuracy score for each different KB (m = 50):</text:p>
      <text:p text:style-name="Preformatted_20_Text">KB = 5, has accuracy score of 0.9183400267737617.</text:p>
      <text:p text:style-name="Preformatted_20_Text">KB = 7.5, has accuracy score of 0.9183400267737617.</text:p>
      <text:p text:style-name="Preformatted_20_Text">KB = 10, has accuracy score of 0.9143239625167336.</text:p>
      <text:p text:style-name="Preformatted_20_Text">KB = 12.5, has accuracy score of 0.9129852744310576.</text:p>
      <text:p text:style-name="Preformatted_20_Text">KB = 15, has accuracy score of 0.9116465863453815.</text:p>
      <text:p text:style-name="Preformatted_20_Text">KB = 17.5, has accuracy score of 0.9129852744310576.</text:p>
      <text:p text:style-name="Preformatted_20_Text">KB = 20, has accuracy score of 0.9129852744310576.</text:p>
      <text:p text:style-name="Preformatted_20_Text">KB = 22.5, has accuracy score of 0.9129852744310576.</text:p>
      <text:p text:style-name="Preformatted_20_Text">KB = 25, has accuracy score of 0.9116465863453815.</text:p>
      <text:p text:style-name="Preformatted_20_Text">*******************************************************************</text:p>
      <text:p text:style-name="Preformatted_20_Text">KB = 5 has highest accuracy score of 0.9183400267737617.</text:p>
      <text:p text:style-name="Preformatted_20_Text">######################################################################</text:p>
      <text:p text:style-name="Preformatted_20_Text">When m = 50, KB = 5, accuracy score is 0.767.</text:p>
      <text:p text:style-name="Preformatted_20_Text">######################################################################</text:p>
      <text:p text:style-name="Preformatted_20_Tex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5">######################################################################</text:p>
      <text:p text:style-name="Preformatted_20_Text">Showing accuracy score for each different KB (m = 100):</text:p>
      <text:p text:style-name="Preformatted_20_Text">KB = 5, has accuracy score of 0.9946452476572959.</text:p>
      <text:p text:style-name="Preformatted_20_Text">KB = 7.5, has accuracy score of 0.9946452476572959.</text:p>
      <text:p text:style-name="Preformatted_20_Text">KB = 10, has accuracy score of 0.9946452476572959.</text:p>
      <text:p text:style-name="Preformatted_20_Text">KB = 12.5, has accuracy score of 0.9946452476572959.</text:p>
      <text:p text:style-name="Preformatted_20_Text">KB = 15, has accuracy score of 0.9946452476572959.</text:p>
      <text:p text:style-name="Preformatted_20_Text">KB = 17.5, has accuracy score of 0.9946452476572959.</text:p>
      <text:p text:style-name="Preformatted_20_Text">KB = 20, has accuracy score of 0.9946452476572959.</text:p>
      <text:p text:style-name="Preformatted_20_Text">KB = 22.5, has accuracy score of 0.9946452476572959.</text:p>
      <text:p text:style-name="Preformatted_20_Text">KB = 25, has accuracy score of 0.9946452476572959.</text:p>
      <text:p text:style-name="Preformatted_20_Text">*******************************************************************</text:p>
      <text:p text:style-name="Preformatted_20_Text">KB = 5 has highest accuracy score of 0.9946452476572959.</text:p>
      <text:p text:style-name="Preformatted_20_Text">######################################################################</text:p>
      <text:p text:style-name="Preformatted_20_Text">When m = 100, KB = 5, accuracy score is 0.767.</text:p>
      <text:p text:style-name="Preformatted_20_Text">######################################################################</text:p>
      <text:p text:style-name="Preformatted_20_Text">######################################################################</text:p>
      <text:p text:style-name="Preformatted_20_Text">######################################################################</text:p>
      <text:p text:style-name="Preformatted_20_Text">Showing accuracy score for each different KB (m = 200):</text:p>
      <text:p text:style-name="Preformatted_20_Text">KB = 5, has accuracy score of 0.8714859437751004.</text:p>
      <text:p text:style-name="Preformatted_20_Text">KB = 7.5, has accuracy score of 0.8714859437751004.</text:p>
      <text:p text:style-name="Preformatted_20_Text">KB = 10, has accuracy score of 0.8714859437751004.</text:p>
      <text:p text:style-name="Preformatted_20_Text">KB = 12.5, has accuracy score of 0.8714859437751004.</text:p>
      <text:p text:style-name="Preformatted_20_Text">KB = 15, has accuracy score of 0.8714859437751004.</text:p>
      <text:p text:style-name="Preformatted_20_Text">KB = 17.5, has accuracy score of 0.8714859437751004.</text:p>
      <text:p text:style-name="Preformatted_20_Text">KB = 20, has accuracy score of 0.8714859437751004.</text:p>
      <text:p text:style-name="Preformatted_20_Text">KB = 22.5, has accuracy score of 0.8714859437751004.</text:p>
      <text:p text:style-name="Preformatted_20_Text">KB = 25, has accuracy score of 0.8714859437751004.</text:p>
      <text:p text:style-name="Preformatted_20_Text">*******************************************************************</text:p>
      <text:p text:style-name="Preformatted_20_Text">KB = 5 has highest accuracy score of 0.8714859437751004.</text:p>
      <text:p text:style-name="Preformatted_20_Text">######################################################################</text:p>
      <text:p text:style-name="Preformatted_20_Text">When m = 200, KB = 5, accuracy score is 0.767.</text:p>
      <text:p text:style-name="Preformatted_20_Text">######################################################################</text:p>
      <text:p text:style-name="Preformatted_20_Text">######################################################################</text:p>
      <text:p text:style-name="Preformatted_20_Text">######################################################################</text:p>
      <text:p text:style-name="Preformatted_20_Text">Showing accuracy score for each different KB (m = 400):</text:p>
      <text:p text:style-name="Preformatted_20_Text">KB = 5, has accuracy score of 0.6131191432396251.</text:p>
      <text:p text:style-name="Preformatted_20_Text">KB = 7.5, has accuracy score of 0.6131191432396251.</text:p>
      <text:p text:style-name="Preformatted_20_Text">KB = 10, has accuracy score of 0.6131191432396251.</text:p>
      <text:p text:style-name="Preformatted_20_Text">KB = 12.5, has accuracy score of 0.6131191432396251.</text:p>
      <text:p text:style-name="Preformatted_20_Text">KB = 15, has accuracy score of 0.6131191432396251.</text:p>
      <text:p text:style-name="Preformatted_20_Text">KB = 17.5, has accuracy score of 0.6131191432396251.</text:p>
      <text:p text:style-name="Preformatted_20_Text">KB = 20, has accuracy score of 0.6131191432396251.</text:p>
      <text:p text:style-name="Preformatted_20_Text">KB = 22.5, has accuracy score of 0.6131191432396251.</text:p>
      <text:p text:style-name="Preformatted_20_Text">KB = 25, has accuracy score of 0.6131191432396251.</text:p>
      <text:p text:style-name="Preformatted_20_Text">*******************************************************************</text:p>
      <text:p text:style-name="Preformatted_20_Text">KB = 5 has highest accuracy score of 0.6131191432396251.</text:p>
      <text:p text:style-name="Preformatted_20_Text">######################################################################</text:p>
      <text:p text:style-name="Preformatted_20_Text">When m = 400, KB = 5, accuracy score is 0.767.</text:p>
      <text:p text:style-name="Preformatted_20_Text">######################################################################</text:p>
      <text:p text:style-name="Preformatted_20_Text">######################################################################</text:p>
      <text:p text:style-name="Preformatted_20_Text">######################################################################</text:p>
      <text:p text:style-name="Preformatted_20_Text"/>
      <text:p text:style-name="P24"/>
      <text:p text:style-name="P36">Figure <text:span text:style-name="T43">8</text:span> (Running KDE <text:span text:style-name="T32">and Gaussian classifiers</text:span> <text:span text:style-name="T32">with train.csv and test.csv where cross-validation is used for the KDE method using different numbers of partitions (m) and additional details of this algorithm are shown. This is run using the runKDEWithCrossValidationWithInfo() function </text:span><text:span text:style-name="T43">and used to show the reason for using random shuffling is to improve the selection of KB.</text:span><text:span text:style-name="T26">)</text:span></text:p>
      <text:h text:style-name="P37" text:outline-level="1"><text:bookmark-start text:name="__RefHeading___Toc450_1082485355"/>Glossary<text:bookmark-end text:name="__RefHeading___Toc450_1082485355"/></text:h>
      <text:p text:style-name="P11"/>
      <text:p text:style-name="P13">Randomised cross-validation: <text:span text:style-name="T5">Cross-validation where the data is first randomly shuffled to ensure clas</text:span><text:span text:style-name="T6">s</text:span><text:span text:style-name="T5"> diversity in partitions.</text:span></text:p>
      <text:p text:style-name="P13"/>
      <text:p text:style-name="P12"><text:span text:style-name="T13">KB: </text:span>Kernel bandwidth</text:p>
      <text:p text:style-name="P12"/>
      <text:p text:style-name="P12"><text:span text:style-name="T13">KDE: </text:span>Kernel density estimation</text:p>
      <text:p text:style-name="P12"/>
      <text:p text:style-name="P14">combined.csv: <text:span text:style-name="T5">train.csv and test.csv combined into one data set </text:span><text:span text:style-name="T7">for testing purposes. train.csv has 747 instances, whilst test.csv has 116, which means using combined.csv for testing should reflect the degree to which the classifier over fits to the training data when compared to using test.csv for testing.</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Verdana" fo:font-family="Verdana" style:font-family-generic="swiss" style:font-pitch="variable" fo:font-size="16pt" style:text-underline-style="solid" style:text-underline-width="auto" style:text-underline-color="font-color" fo:font-weight="normal" style:font-size-asian="16pt" style:font-weight-asian="normal" style:font-size-complex="16pt"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Verdana" fo:font-family="Verdana" style:font-family-generic="swiss" style:font-pitch="variable" fo:font-size="12pt" style:text-underline-style="none" fo:font-weight="bold" style:font-size-asian="12pt" style:font-weight-asian="bold" style:font-size-complex="12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1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540ef" officeooo:paragraph-rsid="000540ef"/>
    </style:style>
    <style:style style:name="MP2" style:family="paragraph" style:parent-style-name="Footer">
      <style:text-properties officeooo:rsid="000540ef" officeooo:paragraph-rsid="000540ef"/>
    </style:style>
    <style:style style:name="MT1" style:family="text">
      <style:text-properties officeooo:rsid="000edabb"/>
    </style:style>
    <style:page-layout style:name="Mpm1">
      <style:page-layout-properties fo:page-width="21.001cm" fo:page-height="29.7cm" style:num-format="1" style:print-orientation="portrait" fo:margin-top="1.101cm" fo:margin-bottom="1.101cm" fo:margin-left="1.164cm" fo:margin-right="1.23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ssignment 1 – COMP30027 (Machine Learning, 2021, Semester 1), University of Melbourne</text:p>
      </style:header>
      <style:footer>
        <text:p text:style-name="MP2">Justin Kelley, <text:span text:style-name="MT1">997351</text:span><text:tab/>Page <text:page-number text:select-page="current">10</text:page-number>/<text:page-count>11</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4-08T08:17:08.907000000</dc:date>
    <meta:editing-duration>PT1H3M37S</meta:editing-duration>
    <meta:editing-cycles>20</meta:editing-cycles>
    <meta:document-statistic meta:table-count="0" meta:image-count="0" meta:object-count="0" meta:page-count="11" meta:paragraph-count="441" meta:word-count="3271" meta:character-count="29526" meta:non-whitespace-character-count="26694"/>
  </office:meta>
</office:document-meta>
</file>